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Roboto Mono" fo:font-size="9.75pt" fo:letter-spacing="normal" fo:font-style="normal" fo:font-weight="normal" officeooo:paragraph-rsid="00148178"/>
    </style:style>
    <style:style style:name="T1" style:family="text">
      <style:text-properties officeooo:rsid="001481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cloud dataflow jobs run descompressão </text:p>
      <text:p text:style-name="P1">--gcs-location gs://dataflow-templates-us-central1/latest/Bulk_Decompress_GCS_Files --region us-central1 </text:p>
      <text:p text:style-name="P1">--max-workers <text:span text:style-name="T1">2</text:span> --num-workers 1 </text:p>
      <text:p text:style-name="P1">--staging-location gs://datalake-5gflix/temp </text:p>
      <text:p text:style-name="P1">--parameters</text:p>
      <text:p text:style-name="P1">inputFilePattern=gs://datalake-5glix/landing*.gz,</text:p>
      <text:p text:style-name="P1">outputDirectory=gs://datalake-5gflix/processing,</text:p>
      <text:p text:style-name="P1">outputFailureFile=gs://datalake-5glix/failed.csv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9T08:33:16.404149176</meta:creation-date>
    <dc:date>2022-05-29T08:36:11.012915959</dc:date>
    <meta:editing-duration>PT2M55S</meta:editing-duration>
    <meta:editing-cycles>1</meta:editing-cycles>
    <meta:document-statistic meta:table-count="0" meta:image-count="0" meta:object-count="0" meta:page-count="1" meta:paragraph-count="8" meta:word-count="25" meta:character-count="378" meta:non-whitespace-character-count="363"/>
    <meta:generator>LibreOffice/7.3.3.2$Linux_X86_64 LibreOffice_project/30$Build-2</meta:generator>
  </office:meta>
</office:document-meta>
</file>